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7.62cm"/>
    </style:style>
    <style:style style:name="Table2.B" style:family="table-column">
      <style:table-column-properties style:column-width="5.398cm"/>
    </style:style>
    <style:style style:name="Table2.C" style:family="table-column">
      <style:table-column-properties style:column-width="3.99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12.383cm"/>
    </style:style>
    <style:style style:name="Table3.B" style:family="table-column">
      <style:table-column-properties style:column-width="4.63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A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4.249cm" style:rel-column-width="16383*"/>
    </style:style>
    <style:style style:name="Table14.D" style:family="table-column">
      <style:table-column-properties style:column-width="4.251cm" style:rel-column-width="16386*"/>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1eaadc" officeooo:paragraph-rsid="001eaadc"/>
    </style:style>
    <style:style style:name="P2" style:family="paragraph" style:parent-style-name="Standard">
      <style:paragraph-properties fo:text-align="justify" style:justify-single-word="false"/>
      <style:text-properties officeooo:rsid="0023e61f" officeooo:paragraph-rsid="0023e61f"/>
    </style:style>
    <style:style style:name="P3" style:family="paragraph" style:parent-style-name="Standard">
      <style:paragraph-properties fo:text-align="justify" style:justify-single-word="false"/>
      <style:text-properties officeooo:rsid="0024054d" officeooo:paragraph-rsid="00244a35"/>
    </style:style>
    <style:style style:name="P4" style:family="paragraph" style:parent-style-name="Standard">
      <style:paragraph-properties fo:text-align="justify" style:justify-single-word="false"/>
      <style:text-properties officeooo:rsid="0025ef46" officeooo:paragraph-rsid="0025ef46"/>
    </style:style>
    <style:style style:name="P5" style:family="paragraph" style:parent-style-name="Standard">
      <style:paragraph-properties fo:text-align="justify" style:justify-single-word="false"/>
      <style:text-properties officeooo:rsid="00292b0e" officeooo:paragraph-rsid="00292b0e"/>
    </style:style>
    <style:style style:name="P6" style:family="paragraph" style:parent-style-name="Standard">
      <style:paragraph-properties fo:text-align="justify" style:justify-single-word="false"/>
      <style:text-properties officeooo:rsid="00292b0e" officeooo:paragraph-rsid="006a98ee"/>
    </style:style>
    <style:style style:name="P7" style:family="paragraph" style:parent-style-name="Standard">
      <style:paragraph-properties fo:text-align="justify" style:justify-single-word="false"/>
      <style:text-properties officeooo:rsid="002b60b2" officeooo:paragraph-rsid="002b60b2"/>
    </style:style>
    <style:style style:name="P8" style:family="paragraph" style:parent-style-name="Standard">
      <style:paragraph-properties fo:text-align="justify" style:justify-single-word="false"/>
      <style:text-properties officeooo:rsid="002ccf68" officeooo:paragraph-rsid="002ccf68"/>
    </style:style>
    <style:style style:name="P9" style:family="paragraph" style:parent-style-name="Standard">
      <style:paragraph-properties fo:text-align="justify" style:justify-single-word="false"/>
      <style:text-properties officeooo:paragraph-rsid="009ba512"/>
    </style:style>
    <style:style style:name="P10" style:family="paragraph" style:parent-style-name="Standard">
      <style:paragraph-properties fo:text-align="justify" style:justify-single-word="false"/>
      <style:text-properties officeooo:paragraph-rsid="00a70139"/>
    </style:style>
    <style:style style:name="P11" style:family="paragraph" style:parent-style-name="Standard">
      <style:paragraph-properties fo:text-align="justify" style:justify-single-word="false"/>
      <style:text-properties officeooo:paragraph-rsid="00a7eb00"/>
    </style:style>
    <style:style style:name="P12" style:family="paragraph" style:parent-style-name="Standard">
      <style:paragraph-properties fo:text-align="justify" style:justify-single-word="false"/>
      <style:text-properties officeooo:paragraph-rsid="00a82e89"/>
    </style:style>
    <style:style style:name="P13" style:family="paragraph" style:parent-style-name="Standard">
      <style:paragraph-properties fo:text-align="justify" style:justify-single-word="false"/>
      <style:text-properties officeooo:paragraph-rsid="00aa9f0f"/>
    </style:style>
    <style:style style:name="P14" style:family="paragraph" style:parent-style-name="Standard">
      <style:paragraph-properties fo:text-align="justify" style:justify-single-word="false"/>
      <style:text-properties officeooo:paragraph-rsid="00aabb4b"/>
    </style:style>
    <style:style style:name="P15" style:family="paragraph" style:parent-style-name="Standard">
      <style:paragraph-properties fo:text-align="justify" style:justify-single-word="false"/>
      <style:text-properties officeooo:paragraph-rsid="00ad29c9"/>
    </style:style>
    <style:style style:name="P16" style:family="paragraph" style:parent-style-name="Standard">
      <style:paragraph-properties fo:text-align="justify" style:justify-single-word="false"/>
      <style:text-properties officeooo:rsid="0030a04a" officeooo:paragraph-rsid="0048a89d"/>
    </style:style>
    <style:style style:name="P17" style:family="paragraph" style:parent-style-name="Standard">
      <style:paragraph-properties fo:text-align="justify" style:justify-single-word="false"/>
      <style:text-properties officeooo:rsid="0030a04a" officeooo:paragraph-rsid="005c03e2"/>
    </style:style>
    <style:style style:name="P18" style:family="paragraph" style:parent-style-name="Standard">
      <style:paragraph-properties fo:text-align="justify" style:justify-single-word="false"/>
      <style:text-properties officeooo:rsid="0030f0a4" officeooo:paragraph-rsid="0030f0a4"/>
    </style:style>
    <style:style style:name="P19" style:family="paragraph" style:parent-style-name="Standard">
      <style:paragraph-properties fo:text-align="justify" style:justify-single-word="false"/>
      <style:text-properties officeooo:rsid="0031e8d7" officeooo:paragraph-rsid="0031e8d7"/>
    </style:style>
    <style:style style:name="P20" style:family="paragraph" style:parent-style-name="Standard">
      <style:paragraph-properties fo:text-align="justify" style:justify-single-word="false"/>
      <style:text-properties officeooo:rsid="00350c44" officeooo:paragraph-rsid="00350c44"/>
    </style:style>
    <style:style style:name="P21" style:family="paragraph" style:parent-style-name="Standard">
      <style:paragraph-properties fo:text-align="justify" style:justify-single-word="false"/>
      <style:text-properties officeooo:rsid="00392030" officeooo:paragraph-rsid="003aeca6"/>
    </style:style>
    <style:style style:name="P22" style:family="paragraph" style:parent-style-name="Standard">
      <style:paragraph-properties fo:text-align="justify" style:justify-single-word="false"/>
      <style:text-properties officeooo:rsid="00392030" officeooo:paragraph-rsid="00a7eb00"/>
    </style:style>
    <style:style style:name="P23" style:family="paragraph" style:parent-style-name="Standard">
      <style:paragraph-properties fo:text-align="justify" style:justify-single-word="false"/>
      <style:text-properties officeooo:rsid="003ccabf" officeooo:paragraph-rsid="003ccabf"/>
    </style:style>
    <style:style style:name="P24" style:family="paragraph" style:parent-style-name="Standard">
      <style:paragraph-properties fo:text-align="justify" style:justify-single-word="false"/>
      <style:text-properties officeooo:rsid="0048210a" officeooo:paragraph-rsid="005a7ce5"/>
    </style:style>
    <style:style style:name="P25" style:family="paragraph" style:parent-style-name="Standard">
      <style:paragraph-properties fo:text-align="justify" style:justify-single-word="false"/>
      <style:text-properties officeooo:rsid="004a10c5" officeooo:paragraph-rsid="004a10c5"/>
    </style:style>
    <style:style style:name="P26" style:family="paragraph" style:parent-style-name="Standard">
      <style:paragraph-properties fo:text-align="justify" style:justify-single-word="false"/>
      <style:text-properties officeooo:rsid="004ae5a5" officeooo:paragraph-rsid="004ae5a5"/>
    </style:style>
    <style:style style:name="P27" style:family="paragraph" style:parent-style-name="Standard">
      <style:paragraph-properties fo:text-align="justify" style:justify-single-word="false"/>
      <style:text-properties officeooo:rsid="004f7431" officeooo:paragraph-rsid="004fcaa3"/>
    </style:style>
    <style:style style:name="P28" style:family="paragraph" style:parent-style-name="Standard">
      <style:paragraph-properties fo:text-align="justify" style:justify-single-word="false"/>
      <style:text-properties officeooo:rsid="00550fbd" officeooo:paragraph-rsid="00550fbd"/>
    </style:style>
    <style:style style:name="P29" style:family="paragraph" style:parent-style-name="Standard">
      <style:paragraph-properties fo:text-align="justify" style:justify-single-word="false"/>
      <style:text-properties officeooo:rsid="0057db27" officeooo:paragraph-rsid="0057db27"/>
    </style:style>
    <style:style style:name="P30" style:family="paragraph" style:parent-style-name="Standard">
      <style:paragraph-properties fo:text-align="justify" style:justify-single-word="false"/>
      <style:text-properties officeooo:rsid="0060498e" officeooo:paragraph-rsid="0060498e"/>
    </style:style>
    <style:style style:name="P31" style:family="paragraph" style:parent-style-name="Standard">
      <style:paragraph-properties fo:text-align="justify" style:justify-single-word="false"/>
      <style:text-properties officeooo:rsid="006d053d" officeooo:paragraph-rsid="006df817"/>
    </style:style>
    <style:style style:name="P32" style:family="paragraph" style:parent-style-name="Standard">
      <style:paragraph-properties fo:text-align="justify" style:justify-single-word="false"/>
      <style:text-properties officeooo:rsid="006fcefb" officeooo:paragraph-rsid="007092b7"/>
    </style:style>
    <style:style style:name="P33" style:family="paragraph" style:parent-style-name="Standard">
      <style:paragraph-properties fo:text-align="justify" style:justify-single-word="false"/>
      <style:text-properties officeooo:rsid="0071105f" officeooo:paragraph-rsid="0084099e"/>
    </style:style>
    <style:style style:name="P34" style:family="paragraph" style:parent-style-name="Standard">
      <style:paragraph-properties fo:text-align="justify" style:justify-single-word="false"/>
      <style:text-properties officeooo:rsid="00713b99" officeooo:paragraph-rsid="0072ec89"/>
    </style:style>
    <style:style style:name="P35" style:family="paragraph" style:parent-style-name="Standard">
      <style:paragraph-properties fo:text-align="justify" style:justify-single-word="false"/>
      <style:text-properties officeooo:rsid="00713b99" officeooo:paragraph-rsid="0085a767"/>
    </style:style>
    <style:style style:name="P36" style:family="paragraph" style:parent-style-name="Standard">
      <style:paragraph-properties fo:text-align="justify" style:justify-single-word="false"/>
      <style:text-properties officeooo:rsid="00748f46" officeooo:paragraph-rsid="00748f46"/>
    </style:style>
    <style:style style:name="P37" style:family="paragraph" style:parent-style-name="Standard">
      <style:paragraph-properties fo:text-align="justify" style:justify-single-word="false"/>
      <style:text-properties officeooo:rsid="00798fea" officeooo:paragraph-rsid="00798fea"/>
    </style:style>
    <style:style style:name="P38" style:family="paragraph" style:parent-style-name="Standard">
      <style:paragraph-properties fo:text-align="justify" style:justify-single-word="false"/>
      <style:text-properties officeooo:rsid="0085cdad" officeooo:paragraph-rsid="00893aec"/>
    </style:style>
    <style:style style:name="P39" style:family="paragraph" style:parent-style-name="Standard">
      <style:paragraph-properties fo:text-align="justify" style:justify-single-word="false"/>
      <style:text-properties officeooo:rsid="008aaeed" officeooo:paragraph-rsid="008aaeed"/>
    </style:style>
    <style:style style:name="P40" style:family="paragraph" style:parent-style-name="Standard">
      <style:paragraph-properties fo:text-align="justify" style:justify-single-word="false"/>
      <style:text-properties officeooo:rsid="008ca8f1" officeooo:paragraph-rsid="008ca8f1"/>
    </style:style>
    <style:style style:name="P41" style:family="paragraph" style:parent-style-name="Standard">
      <style:paragraph-properties fo:text-align="justify" style:justify-single-word="false"/>
      <style:text-properties officeooo:rsid="008f0bcd" officeooo:paragraph-rsid="008f0bcd"/>
    </style:style>
    <style:style style:name="P42" style:family="paragraph" style:parent-style-name="Standard">
      <style:paragraph-properties fo:text-align="justify" style:justify-single-word="false"/>
      <style:text-properties officeooo:rsid="009010cf" officeooo:paragraph-rsid="0090197f"/>
    </style:style>
    <style:style style:name="P43" style:family="paragraph" style:parent-style-name="Standard">
      <style:paragraph-properties fo:text-align="justify" style:justify-single-word="false"/>
      <style:text-properties officeooo:rsid="00937df0" officeooo:paragraph-rsid="00937df0"/>
    </style:style>
    <style:style style:name="P44" style:family="paragraph" style:parent-style-name="Standard">
      <style:paragraph-properties fo:text-align="justify" style:justify-single-word="false"/>
      <style:text-properties officeooo:rsid="0094b915" officeooo:paragraph-rsid="00969d4b"/>
    </style:style>
    <style:style style:name="P45" style:family="paragraph" style:parent-style-name="Standard">
      <style:paragraph-properties fo:text-align="justify" style:justify-single-word="false"/>
      <style:text-properties officeooo:rsid="008f0bcd" officeooo:paragraph-rsid="009a67b6" fo:background-color="#990099"/>
    </style:style>
    <style:style style:name="P46" style:family="paragraph" style:parent-style-name="Standard">
      <style:paragraph-properties fo:text-align="justify" style:justify-single-word="false"/>
      <style:text-properties officeooo:rsid="002087c7" officeooo:paragraph-rsid="00292b0e"/>
    </style:style>
    <style:style style:name="P47" style:family="paragraph" style:parent-style-name="Standard">
      <style:paragraph-properties fo:text-align="justify" style:justify-single-word="false"/>
      <style:text-properties officeooo:rsid="002087c7" officeooo:paragraph-rsid="006a98ee"/>
    </style:style>
    <style:style style:name="P48" style:family="paragraph" style:parent-style-name="Standard">
      <style:paragraph-properties fo:text-align="justify" style:justify-single-word="false"/>
      <style:text-properties fo:font-weight="normal" officeooo:rsid="004582ac" officeooo:paragraph-rsid="004582ac" style:font-weight-asian="normal" style:font-weight-complex="normal"/>
    </style:style>
    <style:style style:name="P49" style:family="paragraph" style:parent-style-name="Standard">
      <style:paragraph-properties fo:text-align="justify" style:justify-single-word="false"/>
      <style:text-properties fo:font-weight="normal" officeooo:rsid="0048210a" officeooo:paragraph-rsid="0048210a" style:font-weight-asian="normal" style:font-weight-complex="normal"/>
    </style:style>
    <style:style style:name="P50" style:family="paragraph" style:parent-style-name="Standard">
      <style:paragraph-properties fo:text-align="justify" style:justify-single-word="false"/>
      <style:text-properties fo:font-weight="normal" officeooo:rsid="004a10c5" officeooo:paragraph-rsid="004a10c5" style:font-weight-asian="normal" style:font-weight-complex="normal"/>
    </style:style>
    <style:style style:name="P51" style:family="paragraph" style:parent-style-name="Standard">
      <style:paragraph-properties fo:text-align="justify" style:justify-single-word="false"/>
      <style:text-properties fo:font-weight="normal" officeooo:rsid="004f7431" officeooo:paragraph-rsid="004ae5a5" style:font-weight-asian="normal" style:font-weight-complex="normal"/>
    </style:style>
    <style:style style:name="P52" style:family="paragraph" style:parent-style-name="Standard">
      <style:paragraph-properties fo:text-align="justify" style:justify-single-word="false"/>
      <style:text-properties fo:font-weight="normal" officeooo:rsid="004417cc" officeooo:paragraph-rsid="004582ac" style:font-weight-asian="normal" style:font-weight-complex="normal"/>
    </style:style>
    <style:style style:name="P53" style:family="paragraph" style:parent-style-name="Standard">
      <style:paragraph-properties fo:text-align="justify" style:justify-single-word="false"/>
      <style:text-properties fo:font-style="normal" fo:font-weight="normal" officeooo:rsid="00508bad" officeooo:paragraph-rsid="004fcaa3"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08bad" officeooo:paragraph-rsid="00508ba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08bad" officeooo:paragraph-rsid="009fa02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50041" officeooo:paragraph-rsid="00550041"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638d7" officeooo:paragraph-rsid="00550fbd"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57db27" officeooo:paragraph-rsid="0057db27"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c03e2" officeooo:paragraph-rsid="005a7ce5"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ea166" officeooo:paragraph-rsid="005ea166"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60498e" officeooo:paragraph-rsid="0060498e"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b58dd" officeooo:paragraph-rsid="006a98ee"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6fcefb" officeooo:paragraph-rsid="006df81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7092b7" officeooo:paragraph-rsid="007092b7"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71105f" officeooo:paragraph-rsid="0071105f"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72ec89" officeooo:paragraph-rsid="0072ec89"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748f46" officeooo:paragraph-rsid="00748f4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749bf6" officeooo:paragraph-rsid="00749bf6"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77a5bc" officeooo:paragraph-rsid="0075bc52"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798fea" officeooo:paragraph-rsid="00798fea"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7fe625" officeooo:paragraph-rsid="007fe625"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85a767" officeooo:paragraph-rsid="0085a767"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893aec" officeooo:paragraph-rsid="00893aec"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8aaeed" officeooo:paragraph-rsid="008aaeed"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8aaeed" officeooo:paragraph-rsid="0087f9be"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87f9be" officeooo:paragraph-rsid="008ca8f1"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normal" officeooo:rsid="008e4b1d" officeooo:paragraph-rsid="008ca8f1"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font-style="normal" fo:font-weight="normal" officeooo:rsid="008f0bcd" officeooo:paragraph-rsid="008f0bcd"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font-style="normal" fo:font-weight="normal" officeooo:rsid="0090db0a" officeooo:paragraph-rsid="0090197f"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937df0" officeooo:paragraph-rsid="00937df0"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fo:font-style="normal" fo:font-weight="normal" officeooo:rsid="00969d4b" officeooo:paragraph-rsid="00969d4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989c11" officeooo:paragraph-rsid="00983f44"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9a67b6" officeooo:paragraph-rsid="009a67b6" fo:background-color="#990099"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officeooo:rsid="00969d4b" officeooo:paragraph-rsid="00983f44"/>
    </style:style>
    <style:style style:name="P85" style:family="paragraph" style:parent-style-name="Standard">
      <style:paragraph-properties fo:text-align="justify" style:justify-single-word="false"/>
      <style:text-properties officeooo:rsid="004582ac" officeooo:paragraph-rsid="004582ac"/>
    </style:style>
    <style:style style:name="P86" style:family="paragraph" style:parent-style-name="Standard">
      <style:paragraph-properties fo:text-align="justify" style:justify-single-word="false"/>
      <style:text-properties officeooo:rsid="004114e5" officeooo:paragraph-rsid="00420cdc"/>
    </style:style>
    <style:style style:name="P87" style:family="paragraph" style:parent-style-name="Standard">
      <style:paragraph-properties fo:text-align="justify" style:justify-single-word="false"/>
      <style:text-properties officeooo:rsid="00abd4b6" officeooo:paragraph-rsid="00ace846" fo:background-color="#ff3333"/>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text-align="justify" style:justify-single-word="false"/>
      <style:text-properties officeooo:paragraph-rsid="005fa7ba"/>
    </style:style>
    <style:style style:name="P90" style:family="paragraph" style:parent-style-name="Table_20_Contents">
      <style:paragraph-properties fo:text-align="justify" style:justify-single-word="false"/>
      <style:text-properties officeooo:paragraph-rsid="008ca8f1"/>
    </style:style>
    <style:style style:name="P91" style:family="paragraph" style:parent-style-name="Table_20_Contents">
      <style:paragraph-properties fo:text-align="justify" style:justify-single-word="false"/>
      <style:text-properties officeooo:rsid="004a8b39" officeooo:paragraph-rsid="004a8b39"/>
    </style:style>
    <style:style style:name="P92" style:family="paragraph" style:parent-style-name="Table_20_Contents">
      <style:paragraph-properties fo:text-align="justify" style:justify-single-word="false"/>
      <style:text-properties officeooo:rsid="004a8b39" officeooo:paragraph-rsid="004c4c66"/>
    </style:style>
    <style:style style:name="P93" style:family="paragraph" style:parent-style-name="Table_20_Contents">
      <style:paragraph-properties fo:text-align="justify" style:justify-single-word="false"/>
      <style:text-properties officeooo:rsid="004a8b39" officeooo:paragraph-rsid="0050ed61"/>
    </style:style>
    <style:style style:name="P94" style:family="paragraph" style:parent-style-name="Table_20_Contents">
      <style:paragraph-properties fo:text-align="justify" style:justify-single-word="false"/>
      <style:text-properties officeooo:rsid="0050ed61" officeooo:paragraph-rsid="0050ed61"/>
    </style:style>
    <style:style style:name="P95" style:family="paragraph" style:parent-style-name="Table_20_Contents">
      <style:paragraph-properties fo:text-align="justify" style:justify-single-word="false"/>
      <style:text-properties officeooo:rsid="0050ed61" officeooo:paragraph-rsid="00630d99"/>
    </style:style>
    <style:style style:name="P96" style:family="paragraph" style:parent-style-name="Table_20_Contents">
      <style:paragraph-properties fo:text-align="justify" style:justify-single-word="false"/>
      <style:text-properties officeooo:rsid="0051bbc8" officeooo:paragraph-rsid="0051bbc8"/>
    </style:style>
    <style:style style:name="P97" style:family="paragraph" style:parent-style-name="Table_20_Contents">
      <style:paragraph-properties fo:text-align="justify" style:justify-single-word="false"/>
      <style:text-properties officeooo:rsid="0051bbc8" officeooo:paragraph-rsid="009fa023"/>
    </style:style>
    <style:style style:name="P98" style:family="paragraph" style:parent-style-name="Table_20_Contents">
      <style:paragraph-properties fo:text-align="justify" style:justify-single-word="false"/>
      <style:text-properties officeooo:rsid="0053b8b6" officeooo:paragraph-rsid="0053b8b6"/>
    </style:style>
    <style:style style:name="P99" style:family="paragraph" style:parent-style-name="Table_20_Contents">
      <style:paragraph-properties fo:text-align="justify" style:justify-single-word="false"/>
      <style:text-properties officeooo:rsid="005d9734" officeooo:paragraph-rsid="005d9734"/>
    </style:style>
    <style:style style:name="P100" style:family="paragraph" style:parent-style-name="Table_20_Contents">
      <style:paragraph-properties fo:text-align="justify" style:justify-single-word="false"/>
      <style:text-properties officeooo:rsid="005fa7ba" officeooo:paragraph-rsid="005fa7ba"/>
    </style:style>
    <style:style style:name="P101" style:family="paragraph" style:parent-style-name="Table_20_Contents">
      <style:paragraph-properties fo:text-align="justify" style:justify-single-word="false"/>
      <style:text-properties officeooo:rsid="0077a5e5" officeooo:paragraph-rsid="0077a5e5"/>
    </style:style>
    <style:style style:name="P102" style:family="paragraph" style:parent-style-name="Table_20_Contents">
      <style:paragraph-properties fo:text-align="justify" style:justify-single-word="false"/>
      <style:text-properties officeooo:rsid="007e3a99" officeooo:paragraph-rsid="007e3a99"/>
    </style:style>
    <style:style style:name="P103" style:family="paragraph" style:parent-style-name="Table_20_Contents">
      <style:paragraph-properties fo:text-align="justify" style:justify-single-word="false"/>
      <style:text-properties officeooo:rsid="007e5765" officeooo:paragraph-rsid="007e5765"/>
    </style:style>
    <style:style style:name="P104" style:family="paragraph" style:parent-style-name="Table_20_Contents">
      <style:paragraph-properties fo:text-align="justify" style:justify-single-word="false"/>
      <style:text-properties officeooo:rsid="008ad7d4"/>
    </style:style>
    <style:style style:name="P105" style:family="paragraph" style:parent-style-name="Table_20_Contents">
      <style:paragraph-properties fo:text-align="justify" style:justify-single-word="false"/>
      <style:text-properties officeooo:rsid="008ad7d4" officeooo:paragraph-rsid="008ad7d4"/>
    </style:style>
    <style:style style:name="P106" style:family="paragraph" style:parent-style-name="Table_20_Contents">
      <style:paragraph-properties fo:text-align="justify" style:justify-single-word="false"/>
      <style:text-properties officeooo:rsid="008ca8f1"/>
    </style:style>
    <style:style style:name="P107" style:family="paragraph" style:parent-style-name="Table_20_Contents">
      <style:paragraph-properties fo:text-align="justify" style:justify-single-word="false"/>
      <style:text-properties officeooo:rsid="008ca8f1" officeooo:paragraph-rsid="008ca8f1"/>
    </style:style>
    <style:style style:name="P108" style:family="paragraph" style:parent-style-name="Table_20_Contents">
      <style:paragraph-properties fo:text-align="justify" style:justify-single-word="false"/>
      <style:text-properties fo:font-style="normal" fo:font-weight="normal" officeooo:rsid="0050ed61" officeooo:paragraph-rsid="0050ed61" style:font-style-asian="normal" style:font-weight-asian="normal" style:font-style-complex="normal" style:font-weight-complex="normal"/>
    </style:style>
    <style:style style:name="P109" style:family="paragraph" style:parent-style-name="Table_20_Contents">
      <style:paragraph-properties fo:text-align="justify" style:justify-single-word="false"/>
      <style:text-properties officeooo:rsid="00944d28" officeooo:paragraph-rsid="009fa023"/>
    </style:style>
    <style:style style:name="P110" style:family="paragraph" style:parent-style-name="Table_20_Contents">
      <style:paragraph-properties fo:text-align="justify" style:justify-single-word="false"/>
      <style:text-properties officeooo:rsid="00a243cf" officeooo:paragraph-rsid="00a243cf"/>
    </style:style>
    <style:style style:name="P111" style:family="paragraph" style:parent-style-name="Table_20_Contents">
      <style:paragraph-properties fo:text-align="justify" style:justify-single-word="false"/>
      <style:text-properties officeooo:rsid="003e8316" officeooo:paragraph-rsid="003e8316"/>
    </style:style>
    <style:style style:name="P112" style:family="paragraph" style:parent-style-name="Table_20_Contents">
      <style:paragraph-properties fo:text-align="justify" style:justify-single-word="false"/>
      <style:text-properties officeooo:rsid="0040275e" officeooo:paragraph-rsid="0040275e"/>
    </style:style>
    <style:style style:name="P113" style:family="paragraph" style:parent-style-name="Preformatted_20_Text">
      <style:paragraph-properties fo:text-align="justify" style:justify-single-word="false"/>
      <style:text-properties fo:color="#000000" fo:font-style="normal" fo:font-weight="normal" officeooo:rsid="00508bad" officeooo:paragraph-rsid="00508bad" style:font-style-asian="normal" style:font-weight-asian="normal" style:font-style-complex="normal" style:font-weight-complex="normal"/>
    </style:style>
    <style:style style:name="P114"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115"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16" style:family="paragraph" style:parent-style-name="Standard">
      <style:paragraph-properties fo:text-align="justify" style:justify-single-word="false"/>
      <style:text-properties fo:font-style="normal" fo:font-weight="normal" officeooo:rsid="00b4a269" officeooo:paragraph-rsid="00b4a269" fo:background-color="#ff3333"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fo:font-weight="normal" officeooo:rsid="00b4a269" officeooo:paragraph-rsid="00b5359b" fo:background-color="#ff3333"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normal" fo:font-weight="normal" officeooo:rsid="005ea166" officeooo:paragraph-rsid="005ea166"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fo:font-style="normal" fo:font-weight="normal" officeooo:rsid="0057db27" officeooo:paragraph-rsid="0057db27" style:font-style-asian="normal" style:font-weight-asian="normal" style:font-style-complex="normal" style:font-weight-complex="normal"/>
    </style:style>
    <style:style style:name="P120" style:family="paragraph" style:parent-style-name="Standard">
      <style:paragraph-properties fo:text-align="justify" style:justify-single-word="false"/>
      <style:text-properties fo:font-style="normal" fo:font-weight="normal" officeooo:rsid="008aaeed" officeooo:paragraph-rsid="008aaeed" style:font-style-asian="normal" style:font-weight-asian="normal" style:font-style-complex="normal" style:font-weight-complex="normal"/>
    </style:style>
    <style:style style:name="T1" style:family="text">
      <style:text-properties officeooo:rsid="002087c7"/>
    </style:style>
    <style:style style:name="T2" style:family="text">
      <style:text-properties officeooo:rsid="002aa9fe"/>
    </style:style>
    <style:style style:name="T3" style:family="text">
      <style:text-properties fo:background-color="#ffff00" loext:char-shading-value="0"/>
    </style:style>
    <style:style style:name="T4" style:family="text">
      <style:text-properties officeooo:rsid="0030a04a"/>
    </style:style>
    <style:style style:name="T5" style:family="text">
      <style:text-properties officeooo:rsid="0033dfa6"/>
    </style:style>
    <style:style style:name="T6" style:family="text">
      <style:text-properties officeooo:rsid="003ac883"/>
    </style:style>
    <style:style style:name="T7" style:family="text">
      <style:text-properties officeooo:rsid="003cfe4c"/>
    </style:style>
    <style:style style:name="T8" style:family="text">
      <style:text-properties officeooo:rsid="003e8316"/>
    </style:style>
    <style:style style:name="T9" style:family="text">
      <style:text-properties officeooo:rsid="00420cdc"/>
    </style:style>
    <style:style style:name="T10" style:family="text">
      <style:text-properties officeooo:rsid="004417cc"/>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417cc" style:font-weight-asian="normal" style:font-weight-complex="normal"/>
    </style:style>
    <style:style style:name="T14" style:family="text">
      <style:text-properties fo:font-weight="normal" officeooo:rsid="00455a8e" style:font-weight-asian="normal" style:font-weight-complex="normal"/>
    </style:style>
    <style:style style:name="T15" style:family="text">
      <style:text-properties fo:font-weight="normal" officeooo:rsid="0048a89d" style:font-weight-asian="normal" style:font-weight-complex="normal"/>
    </style:style>
    <style:style style:name="T16" style:family="text">
      <style:text-properties fo:font-weight="normal" officeooo:rsid="004e1f61" style:font-weight-asian="normal" style:font-weight-complex="normal"/>
    </style:style>
    <style:style style:name="T17" style:family="text">
      <style:text-properties fo:font-weight="normal" officeooo:rsid="004f721c" style:font-weight-asian="normal" style:font-weight-complex="normal"/>
    </style:style>
    <style:style style:name="T18" style:family="text">
      <style:text-properties fo:font-weight="normal" officeooo:rsid="004f7431" style:font-weight-asian="normal" style:font-weight-complex="normal"/>
    </style:style>
    <style:style style:name="T19" style:family="text">
      <style:text-properties fo:font-weight="normal" officeooo:rsid="0031e8d7" style:font-weight-asian="normal" style:font-weight-complex="normal"/>
    </style:style>
    <style:style style:name="T20" style:family="text">
      <style:text-properties fo:font-weight="normal" officeooo:rsid="00621c09" style:font-weight-asian="normal" style:font-weight-complex="normal"/>
    </style:style>
    <style:style style:name="T21" style:family="text">
      <style:text-properties officeooo:rsid="004c4c66"/>
    </style:style>
    <style:style style:name="T22" style:family="text">
      <style:text-properties fo:font-style="italic" officeooo:rsid="004c4c66" style:font-style-asian="italic" style:font-style-complex="italic"/>
    </style:style>
    <style:style style:name="T23" style:family="text">
      <style:text-properties fo:font-style="italic" fo:font-weight="normal" officeooo:rsid="004c4c66" style:font-style-asian="italic" style:font-weight-asian="normal" style:font-style-complex="italic" style:font-weight-complex="normal"/>
    </style:style>
    <style:style style:name="T24" style:family="text">
      <style:text-properties fo:font-style="italic" fo:font-weight="normal" officeooo:rsid="00630d99" style:font-style-asian="italic" style:font-weight-asian="normal" style:font-style-complex="italic"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4c4c66" style:font-style-asian="normal" style:font-weight-asian="normal" style:font-style-complex="normal" style:font-weight-complex="normal"/>
    </style:style>
    <style:style style:name="T27" style:family="text">
      <style:text-properties fo:font-style="normal" fo:font-weight="normal" officeooo:rsid="004ffb4c" style:font-style-asian="normal" style:font-weight-asian="normal" style:font-style-complex="normal" style:font-weight-complex="normal"/>
    </style:style>
    <style:style style:name="T28" style:family="text">
      <style:text-properties fo:font-style="normal" fo:font-weight="normal" officeooo:rsid="00508bad" style:font-style-asian="normal" style:font-weight-asian="normal" style:font-style-complex="normal" style:font-weight-complex="normal"/>
    </style:style>
    <style:style style:name="T29" style:family="text">
      <style:text-properties fo:font-style="normal" fo:font-weight="normal" officeooo:rsid="005638d7" style:font-style-asian="normal" style:font-weight-asian="normal" style:font-style-complex="normal" style:font-weight-complex="normal"/>
    </style:style>
    <style:style style:name="T30" style:family="text">
      <style:text-properties fo:font-style="normal" fo:font-weight="normal" officeooo:rsid="005c03e2" style:font-style-asian="normal" style:font-weight-asian="normal" style:font-style-complex="normal" style:font-weight-complex="normal"/>
    </style:style>
    <style:style style:name="T31" style:family="text">
      <style:text-properties fo:font-style="normal" fo:font-weight="normal" officeooo:rsid="005ea166" style:font-style-asian="normal" style:font-weight-asian="normal" style:font-style-complex="normal" style:font-weight-complex="normal"/>
    </style:style>
    <style:style style:name="T32" style:family="text">
      <style:text-properties fo:font-style="normal" fo:font-weight="normal" officeooo:rsid="00630d99" style:font-style-asian="normal" style:font-weight-asian="normal" style:font-style-complex="normal" style:font-weight-complex="normal"/>
    </style:style>
    <style:style style:name="T33" style:family="text">
      <style:text-properties fo:font-style="normal" fo:font-weight="normal" officeooo:rsid="002aa9fe" style:font-style-asian="normal" style:font-weight-asian="normal" style:font-style-complex="normal" style:font-weight-complex="normal"/>
    </style:style>
    <style:style style:name="T34" style:family="text">
      <style:text-properties fo:font-style="normal" fo:font-weight="normal" officeooo:rsid="006b58dd" style:font-style-asian="normal" style:font-weight-asian="normal" style:font-style-complex="normal" style:font-weight-complex="normal"/>
    </style:style>
    <style:style style:name="T35" style:family="text">
      <style:text-properties fo:font-style="normal" fo:font-weight="normal" officeooo:rsid="006df817" style:font-style-asian="normal" style:font-weight-asian="normal" style:font-style-complex="normal" style:font-weight-complex="normal"/>
    </style:style>
    <style:style style:name="T36" style:family="text">
      <style:text-properties fo:font-style="normal" fo:font-weight="normal" officeooo:rsid="002087c7" style:font-style-asian="normal" style:font-weight-asian="normal" style:font-style-complex="normal" style:font-weight-complex="normal"/>
    </style:style>
    <style:style style:name="T37" style:family="text">
      <style:text-properties fo:font-style="normal" fo:font-weight="normal" officeooo:rsid="006fcefb" style:font-style-asian="normal" style:font-weight-asian="normal" style:font-style-complex="normal" style:font-weight-complex="normal"/>
    </style:style>
    <style:style style:name="T38" style:family="text">
      <style:text-properties fo:font-style="normal" fo:font-weight="normal" officeooo:rsid="007092b7" style:font-style-asian="normal" style:font-weight-asian="normal" style:font-style-complex="normal" style:font-weight-complex="normal"/>
    </style:style>
    <style:style style:name="T39" style:family="text">
      <style:text-properties fo:font-style="normal" fo:font-weight="normal" officeooo:rsid="00713b99" style:font-style-asian="normal" style:font-weight-asian="normal" style:font-style-complex="normal" style:font-weight-complex="normal"/>
    </style:style>
    <style:style style:name="T40" style:family="text">
      <style:text-properties fo:font-style="normal" fo:font-weight="normal" officeooo:rsid="0072ec89" style:font-style-asian="normal" style:font-weight-asian="normal" style:font-style-complex="normal" style:font-weight-complex="normal"/>
    </style:style>
    <style:style style:name="T41" style:family="text">
      <style:text-properties fo:font-style="normal" fo:font-weight="normal" officeooo:rsid="0077a5bc" style:font-style-asian="normal" style:font-weight-asian="normal" style:font-style-complex="normal" style:font-weight-complex="normal"/>
    </style:style>
    <style:style style:name="T42" style:family="text">
      <style:text-properties fo:font-style="normal" fo:font-weight="normal" officeooo:rsid="0084099e" style:font-style-asian="normal" style:font-weight-asian="normal" style:font-style-complex="normal" style:font-weight-complex="normal"/>
    </style:style>
    <style:style style:name="T43" style:family="text">
      <style:text-properties fo:font-style="normal" fo:font-weight="normal" officeooo:rsid="0085a767" style:font-style-asian="normal" style:font-weight-asian="normal" style:font-style-complex="normal" style:font-weight-complex="normal"/>
    </style:style>
    <style:style style:name="T44" style:family="text">
      <style:text-properties fo:font-style="normal" fo:font-weight="normal" officeooo:rsid="00893aec" style:font-style-asian="normal" style:font-weight-asian="normal" style:font-style-complex="normal" style:font-weight-complex="normal"/>
    </style:style>
    <style:style style:name="T45" style:family="text">
      <style:text-properties fo:font-style="normal" fo:font-weight="normal" officeooo:rsid="0087f9be" style:font-style-asian="normal" style:font-weight-asian="normal" style:font-style-complex="normal" style:font-weight-complex="normal"/>
    </style:style>
    <style:style style:name="T46" style:family="text">
      <style:text-properties fo:font-style="normal" fo:font-weight="normal" officeooo:rsid="008d883d" style:font-style-asian="normal" style:font-weight-asian="normal" style:font-style-complex="normal" style:font-weight-complex="normal"/>
    </style:style>
    <style:style style:name="T47" style:family="text">
      <style:text-properties fo:font-style="normal" fo:font-weight="normal" officeooo:rsid="008e4b1d" style:font-style-asian="normal" style:font-weight-asian="normal" style:font-style-complex="normal" style:font-weight-complex="normal"/>
    </style:style>
    <style:style style:name="T48" style:family="text">
      <style:text-properties fo:font-style="normal" fo:font-weight="normal" officeooo:rsid="00748f46" style:font-style-asian="normal" style:font-weight-asian="normal" style:font-style-complex="normal" style:font-weight-complex="normal"/>
    </style:style>
    <style:style style:name="T49" style:family="text">
      <style:text-properties fo:font-style="normal" fo:font-weight="normal" officeooo:rsid="0085cdad" style:font-style-asian="normal" style:font-weight-asian="normal" style:font-style-complex="normal" style:font-weight-complex="normal"/>
    </style:style>
    <style:style style:name="T50" style:family="text">
      <style:text-properties fo:font-style="normal" fo:font-weight="normal" officeooo:rsid="0090197f" style:font-style-asian="normal" style:font-weight-asian="normal" style:font-style-complex="normal" style:font-weight-complex="normal"/>
    </style:style>
    <style:style style:name="T51" style:family="text">
      <style:text-properties fo:font-style="normal" fo:font-weight="normal" officeooo:rsid="0090db0a" style:font-style-asian="normal" style:font-weight-asian="normal" style:font-style-complex="normal" style:font-weight-complex="normal"/>
    </style:style>
    <style:style style:name="T52" style:family="text">
      <style:text-properties fo:font-style="normal" fo:font-weight="normal" officeooo:rsid="0092550e" style:font-style-asian="normal" style:font-weight-asian="normal" style:font-style-complex="normal" style:font-weight-complex="normal"/>
    </style:style>
    <style:style style:name="T53" style:family="text">
      <style:text-properties fo:font-style="normal" fo:font-weight="normal" officeooo:rsid="0094b915" style:font-style-asian="normal" style:font-weight-asian="normal" style:font-style-complex="normal" style:font-weight-complex="normal"/>
    </style:style>
    <style:style style:name="T54" style:family="text">
      <style:text-properties fo:font-style="normal" fo:font-weight="normal" officeooo:rsid="00969d4b" style:font-style-asian="normal" style:font-weight-asian="normal" style:font-style-complex="normal" style:font-weight-complex="normal"/>
    </style:style>
    <style:style style:name="T55" style:family="text">
      <style:text-properties fo:font-style="normal" fo:font-weight="normal" officeooo:rsid="0057db27" style:font-style-asian="normal" style:font-weight-asian="normal" style:font-style-complex="normal" style:font-weight-complex="normal"/>
    </style:style>
    <style:style style:name="T56" style:family="text">
      <style:text-properties fo:font-style="normal" fo:font-weight="normal" officeooo:rsid="00983f44" style:font-style-asian="normal" style:font-weight-asian="normal" style:font-style-complex="normal" style:font-weight-complex="normal"/>
    </style:style>
    <style:style style:name="T57" style:family="text">
      <style:text-properties fo:font-style="normal" fo:font-weight="normal" officeooo:rsid="00989c11" style:font-style-asian="normal" style:font-weight-asian="normal" style:font-style-complex="normal" style:font-weight-complex="normal"/>
    </style:style>
    <style:style style:name="T58" style:family="text">
      <style:text-properties fo:font-style="normal" fo:font-weight="normal" officeooo:rsid="009a67b6" style:font-style-asian="normal" style:font-weight-asian="normal" style:font-style-complex="normal" style:font-weight-complex="normal"/>
    </style:style>
    <style:style style:name="T59" style:family="text">
      <style:text-properties fo:font-style="normal" fo:font-weight="normal" officeooo:rsid="009ba512" style:font-style-asian="normal" style:font-weight-asian="normal" style:font-style-complex="normal" style:font-weight-complex="normal"/>
    </style:style>
    <style:style style:name="T60" style:family="text">
      <style:text-properties fo:font-style="normal" fo:font-weight="normal" officeooo:rsid="00a499bc" style:font-style-asian="normal" style:font-weight-asian="normal" style:font-style-complex="normal" style:font-weight-complex="normal"/>
    </style:style>
    <style:style style:name="T61" style:family="text">
      <style:text-properties fo:font-style="normal" fo:font-weight="normal" officeooo:rsid="0071105f" style:font-style-asian="normal" style:font-weight-asian="normal" style:font-style-complex="normal" style:font-weight-complex="normal"/>
    </style:style>
    <style:style style:name="T62" style:family="text">
      <style:text-properties fo:font-style="normal" fo:font-weight="normal" officeooo:rsid="00aa9f0f" style:font-style-asian="normal" style:font-weight-asian="normal" style:font-style-complex="normal" style:font-weight-complex="normal"/>
    </style:style>
    <style:style style:name="T63" style:family="text">
      <style:text-properties fo:font-style="normal" fo:font-weight="normal" officeooo:rsid="00749bf6" style:font-style-asian="normal" style:font-weight-asian="normal" style:font-style-complex="normal" style:font-weight-complex="normal"/>
    </style:style>
    <style:style style:name="T64" style:family="text">
      <style:text-properties fo:font-style="normal" fo:font-weight="normal" officeooo:rsid="00aabb4b" style:font-style-asian="normal" style:font-weight-asian="normal" style:font-style-complex="normal" style:font-weight-complex="normal"/>
    </style:style>
    <style:style style:name="T65" style:family="text">
      <style:text-properties fo:font-style="normal" fo:font-weight="normal" fo:background-color="#ffff99" loext:char-shading-value="0" style:font-style-asian="normal" style:font-weight-asian="normal" style:font-style-complex="normal" style:font-weight-complex="normal"/>
    </style:style>
    <style:style style:name="T66" style:family="text">
      <style:text-properties fo:font-style="normal" fo:font-weight="normal" officeooo:rsid="005c03e2" fo:background-color="#ffff99" loext:char-shading-value="0" style:font-style-asian="normal" style:font-weight-asian="normal" style:font-style-complex="normal" style:font-weight-complex="normal"/>
    </style:style>
    <style:style style:name="T67" style:family="text">
      <style:text-properties fo:font-style="normal" fo:font-weight="normal" officeooo:rsid="0057db27" fo:background-color="#ffff99" loext:char-shading-value="0" style:font-style-asian="normal" style:font-weight-asian="normal" style:font-style-complex="normal" style:font-weight-complex="normal"/>
    </style:style>
    <style:style style:name="T68" style:family="text">
      <style:text-properties fo:font-style="normal" fo:font-weight="normal" officeooo:rsid="00983f44" fo:background-color="#ffff99" loext:char-shading-value="0" style:font-style-asian="normal" style:font-weight-asian="normal" style:font-style-complex="normal" style:font-weight-complex="normal"/>
    </style:style>
    <style:style style:name="T69" style:family="text">
      <style:text-properties fo:font-style="normal" fo:font-weight="normal" officeooo:rsid="00a949ac" fo:background-color="#ffff99" loext:char-shading-value="0" style:font-style-asian="normal" style:font-weight-asian="normal" style:font-style-complex="normal" style:font-weight-complex="normal"/>
    </style:style>
    <style:style style:name="T70" style:family="text">
      <style:text-properties fo:font-style="normal" fo:font-weight="bold" officeooo:rsid="005c03e2" style:font-style-asian="normal" style:font-weight-asian="bold" style:font-style-complex="normal" style:font-weight-complex="bold"/>
    </style:style>
    <style:style style:name="T71" style:family="text">
      <style:text-properties officeooo:rsid="0053e6ad"/>
    </style:style>
    <style:style style:name="T72" style:family="text">
      <style:text-properties officeooo:rsid="005fa7ba"/>
    </style:style>
    <style:style style:name="T73" style:family="text">
      <style:text-properties officeooo:rsid="00630d99"/>
    </style:style>
    <style:style style:name="T74" style:family="text">
      <style:text-properties officeooo:rsid="0063d3b5"/>
    </style:style>
    <style:style style:name="T75" style:family="text">
      <style:text-properties officeooo:rsid="00665499"/>
    </style:style>
    <style:style style:name="T76" style:family="text">
      <style:text-properties officeooo:rsid="0066aca4"/>
    </style:style>
    <style:style style:name="T77" style:family="text">
      <style:text-properties officeooo:rsid="00681f38"/>
    </style:style>
    <style:style style:name="T78" style:family="text">
      <style:text-properties officeooo:rsid="002087c7" fo:background-color="transparent" loext:char-shading-value="0"/>
    </style:style>
    <style:style style:name="T79" style:family="text">
      <style:text-properties officeooo:rsid="007fe625"/>
    </style:style>
    <style:style style:name="T80" style:family="text">
      <style:text-properties officeooo:rsid="008ca8f1"/>
    </style:style>
    <style:style style:name="T81" style:family="text">
      <style:text-properties officeooo:rsid="002087c7" fo:background-color="#990099" loext:char-shading-value="0"/>
    </style:style>
    <style:style style:name="T82" style:family="text">
      <style:text-properties officeooo:rsid="00a7eb00" fo:background-color="#ffff99" loext:char-shading-value="0"/>
    </style:style>
    <style:style style:name="T83" style:family="text">
      <style:text-properties officeooo:rsid="009fa023"/>
    </style:style>
    <style:style style:name="T84" style:family="text">
      <style:text-properties officeooo:rsid="00a13b5d"/>
    </style:style>
    <style:style style:name="T85" style:family="text">
      <style:text-properties fo:color="#000000" officeooo:rsid="00244a35" fo:background-color="#ffff00" loext:char-shading-value="0"/>
    </style:style>
    <style:style style:name="T86" style:family="text">
      <style:text-properties fo:color="#000000" officeooo:rsid="0030a04a" fo:background-color="#ffff99" loext:char-shading-value="0"/>
    </style:style>
    <style:style style:name="T87" style:family="text">
      <style:text-properties fo:color="#000000" officeooo:rsid="0030f0a4" fo:background-color="#ffff99" loext:char-shading-value="0"/>
    </style:style>
    <style:style style:name="T88" style:family="text">
      <style:text-properties fo:color="#000000" officeooo:rsid="004417cc" fo:background-color="#ffff99" loext:char-shading-value="0"/>
    </style:style>
    <style:style style:name="T89" style:family="text">
      <style:text-properties fo:color="#000000" fo:font-weight="normal" officeooo:rsid="004417cc" style:font-weight-asian="normal" style:font-weight-complex="normal"/>
    </style:style>
    <style:style style:name="T90" style:family="text">
      <style:text-properties fo:color="#000000" fo:font-style="normal" fo:font-weight="normal" officeooo:rsid="00a949ac" fo:background-color="#ffff99" loext:char-shading-value="0" style:font-style-asian="normal" style:font-weight-asian="normal" style:font-style-complex="normal" style:font-weight-complex="normal"/>
    </style:style>
    <style:style style:name="T91" style:family="text">
      <style:text-properties fo:color="#000000" fo:font-style="normal" fo:font-weight="normal" officeooo:rsid="005ea166" fo:background-color="#ffff99" loext:char-shading-value="0" style:font-style-asian="normal" style:font-weight-asian="normal" style:font-style-complex="normal" style:font-weight-complex="normal"/>
    </style:style>
    <style:style style:name="T92" style:family="text">
      <style:text-properties fo:color="#000000" fo:font-style="normal" fo:font-weight="normal" style:font-style-asian="normal" style:font-weight-asian="normal" style:font-style-complex="normal" style:font-weight-complex="normal"/>
    </style:style>
    <style:style style:name="T93" style:family="text">
      <style:text-properties fo:color="#000000" fo:font-style="normal" fo:font-weight="normal" officeooo:rsid="00aa9f0f" style:font-style-asian="normal" style:font-weight-asian="normal" style:font-style-complex="normal" style:font-weight-complex="normal"/>
    </style:style>
    <style:style style:name="T94" style:family="text">
      <style:text-properties fo:color="#000000" fo:font-style="normal" fo:font-weight="normal" officeooo:rsid="0075bc52" style:font-style-asian="normal" style:font-weight-asian="normal" style:font-style-complex="normal" style:font-weight-complex="normal"/>
    </style:style>
    <style:style style:name="T95" style:family="text">
      <style:text-properties officeooo:rsid="0024054d"/>
    </style:style>
    <style:style style:name="T96" style:family="text">
      <style:text-properties officeooo:rsid="002ccf68"/>
    </style:style>
    <style:style style:name="T97" style:family="text">
      <style:text-properties officeooo:rsid="0043caaa"/>
    </style:style>
    <style:style style:name="T98" style:family="text">
      <style:text-properties officeooo:rsid="00b535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Results</text:p>
      <text:p text:style-name="P1"/>
      <text:p text:style-name="P1">This chapter is <text:span text:style-name="T1">divided into several sections. First we will look at the efficiency of various strategies used when generating the dataset in \ref[ch6_dataset] and then when building models in \ref[</text:span><text:span text:style-name="T78">ch6_model</text:span><text:span text:style-name="T1">]. </text:span><text:span text:style-name="T81">In section \ref[ch6_overall] we will explore the overall performance of our best models on the task.</text:span></text:p>
      <text:p text:style-name="P1"/>
      <text:p text:style-name="P2">6.0. How to read graphs in this section</text:p>
      <text:p text:style-name="P2"/>
      <text:p text:style-name="P10"><text:span text:style-name="T95">We have implemented a k-fold cross-validation discussed in \ref[</text:span><text:span text:style-name="T85">ch4_model_evaluation</text:span><text:span text:style-name="T95">] and used it to evaluate performance of the tested model and dataset combination. We will present a higher level view of the experiment by plotting the evolution of error over training epochs. Note that we can follow both the training and validation error to see how much is our model overfitting.</text:span></text:p>
      <text:p text:style-name="P3"/>
      <text:p text:style-name="P4">We also provide a more detailed view into the situation after the training was finished. We look at the box plot graphs of errors in the last epoch of training.</text:p>
      <text:p text:style-name="P4"/>
      <text:p text:style-name="P4">Note that in some cases we may want to hold the model with the best achieved validation error, instead of the one from last iteration. This applies in the case when with further training iterations the model overfits. For this view we may plot box plot graphs of the epoch where each model fared the best.</text:p>
      <text:p text:style-name="P4"/>
      <text:p text:style-name="P46">\label[ch6_dataset]</text:p>
      <text:p text:style-name="P5">6.1. <text:span text:style-name="T2">Strategies employed in dataset generation</text:span></text:p>
      <text:p text:style-name="P5"/>
      <text:p text:style-name="P7">In this section we will focus on the results of various attempts to alter the dataset generation scheme. For in-depth explanation of the reasoning why we chose these approaches consult the discussion section \ref[<text:span text:style-name="T3">ch7_dataset</text:span>].</text:p>
      <text:p text:style-name="P7"/>
      <text:p text:style-name="P10"><text:span text:style-name="T96">As we described in \ref[</text:span><text:span text:style-name="T86">ch3_available_data</text:span><text:span text:style-name="T4">] we have multiple ways to construct our dataset. We have tried varying the size of downloaded images in \ref[ch6_dataset_pixelsize].</text:span></text:p>
      <text:p text:style-name="P8"/>
      <text:p text:style-name="P11"><text:span text:style-name="T4">We also explore two types of increasing the images available for our models. In \ref[ch6_dataset_longedgesplit] we try splitting long edges to smaller segments, while maintaining a limit of how small can resulting segment be. The smaller the minimal segment length, the higher the number of segments ans consequentially the number of images. See \ref[</text:span><text:span text:style-name="T87">ch3_downloading_street_view_images</text:span><text:span text:style-name="T4">] and Code \ref[</text:span><text:span text:style-name="T87">code3_longedges</text:span><text:span text:style-name="T4">] for details.</text:span></text:p>
      <text:p text:style-name="P8"/>
      <text:p text:style-name="P19">In \ref[ch6_dataset_augmentation] we try alternative approach to dataset augmentation from data already obtained by applying additional transformations such as flipping the image, shifting or scaling. <text:span text:style-name="T5">In this way we create new images from already existing set.</text:span></text:p>
      <text:p text:style-name="P20"/>
      <text:p text:style-name="P20">\label[<text:span text:style-name="T4">ch6_dataset_pixelsize]</text:span></text:p>
      <text:p text:style-name="P20">6.1.1. <text:span text:style-name="T11">Dimensions of downloaded images</text:span></text:p>
      <text:p text:style-name="P18"/>
      <text:p text:style-name="P22">We chose to try two settings to illustrate the effect of our choice in the matter of image dimensions. Following the <text:span text:style-name="T6">original article of ~\cite[</text:span><text:span text:style-name="T82">inception</text:span><text:span text:style-name="T6">], we chose our first image size to be 299x299 pixels. Our second dataset is made of images sized 640x640 pixels, which was the limitation of Google Street View as the most detailed image resolution available freely via their API.</text:span></text:p>
      <text:p text:style-name="P21"/>
      <text:p text:style-name="P23"><text:soft-page-break/>Note <text:span text:style-name="T7">that the 640x640 dataset is bigger in its size and it also takes more time for the models to be trained on it. Also the consequent feature files which we store in between experiments to allow their reuse are bigger.</text:span></text:p>
      <text:p text:style-name="P87"/>
      <table:table table:name="Table1" table:style-name="Table1">
        <table:table-column table:style-name="Table1.A"/>
        <table:table-row>
          <table:table-cell table:style-name="Table1.A1" office:value-type="string">
            <text:p text:style-name="P88"/>
            <text:p text:style-name="P88"><text:s/><text:span text:style-name="T8">[ boxplot validation error ] [ graph pixel size experiment ]</text:span></text:p>
            <text:p text:style-name="P88"/>
            <text:p text:style-name="P111">299x299 dataset</text:p>
            <text:p text:style-name="P111">640x640 dataset</text:p>
            <text:p text:style-name="P111">model: <text:span text:style-name="T3">image_only</text:span></text:p>
            <text:p text:style-name="P88"/>
          </table:table-cell>
        </table:table-row>
        <table:table-row>
          <table:table-cell table:style-name="Table1.A2" office:value-type="string">
            <text:p text:style-name="P112">Fig. Results of experiment with pixel size of input images. Here we see the graph of evolution of loss function over epochs. K-fold cross-validation scheme was used with k=10. We can see error on validation dataset of all the 10 runs with average results highlighted. <text:span text:style-name="T3">Image only model was used.</text:span></text:p>
          </table:table-cell>
        </table:table-row>
      </table:table>
      <text:p text:style-name="P23"/>
      <text:p text:style-name="P86">For this experiment we have used datasets internally marked as <text:span text:style-name="T9">5556x_mark_res_299x299 for 299x299 dataset and 5556x_markable_640x640 for the 640x640 dataset. Their only difference is in the image pixel dimensions.</text:span></text:p>
      <text:p text:style-name="P86"/>
      <text:p text:style-name="P12"><text:span text:style-name="T97">As for the choice of models we don’t include the OSM only model as it is not affected by image pixel size. Figure \ref[above this, first iteration] shows the results when choosing mixed model (see \ref[</text:span><text:span text:style-name="T88">mix_model</text:span><text:span text:style-name="T10">]). </text:span><text:span text:style-name="T13">Figure \ref[above this, </text:span><text:span text:style-name="T14">second</text:span><text:span text:style-name="T13"> iteration] </text:span><text:span text:style-name="T14">shows the results when using image only model (see </text:span><text:span text:style-name="T13">\ref[</text:span><text:span text:style-name="T89">img_model</text:span><text:span text:style-name="T13">]).</text:span></text:p>
      <text:p text:style-name="P52"/>
      <text:p text:style-name="P85"><text:span text:style-name="T13">W</text:span><text:span text:style-name="T12">e can see both the validation error as well as training error evolution over time of epochs as well as box plot with more detailed view of last epoch.</text:span></text:p>
      <text:p text:style-name="P48"/>
      <text:p text:style-name="P16"><text:span text:style-name="T12">\</text:span><text:span text:style-name="T15">label</text:span><text:span text:style-name="T12">[ch6_dataset_longedgesplit]</text:span></text:p>
      <text:p text:style-name="P49">6.1.2. <text:span text:style-name="T11">Splitting long edges</text:span></text:p>
      <text:p text:style-name="P49"/>
      <text:p text:style-name="P50">table</text:p>
      <table:table table:name="Table2" table:style-name="Table2">
        <table:table-column table:style-name="Table2.A"/>
        <table:table-column table:style-name="Table2.B"/>
        <table:table-column table:style-name="Table2.C"/>
        <table:table-row>
          <table:table-cell table:style-name="Table2.A1" office:value-type="string">
            <text:p text:style-name="P91">dataset</text:p>
          </table:table-cell>
          <table:table-cell table:style-name="Table2.A1" office:value-type="string">
            <text:p text:style-name="P91">Number of valid <text:span text:style-name="T21">segments</text:span></text:p>
          </table:table-cell>
          <table:table-cell table:style-name="Table2.C1" office:value-type="string">
            <text:p text:style-name="P91">Number of images</text:p>
          </table:table-cell>
        </table:table-row>
        <table:table-row>
          <table:table-cell table:style-name="Table2.A2" office:value-type="string">
            <text:p text:style-name="P92">Original <text:span text:style-name="T22">5556x_markable_640x640</text:span></text:p>
            <text:p text:style-name="P92">min length 30m <text:span text:style-name="T22">5556x_minlen30_640px</text:span></text:p>
            <text:p text:style-name="P92">min length 20m <text:span text:style-name="T22">5556x_minlen20_640px</text:span></text:p>
            <text:p text:style-name="P92">min length 10m <text:span text:style-name="T22">5556x_minlen10_640px</text:span></text:p>
          </table:table-cell>
          <table:table-cell table:style-name="Table2.A2" office:value-type="string">
            <text:p text:style-name="P91">5556</text:p>
            <text:p text:style-name="P91">a</text:p>
            <text:p text:style-name="P91">b</text:p>
            <text:p text:style-name="P91">c</text:p>
          </table:table-cell>
          <table:table-cell table:style-name="Table2.C2" office:value-type="string">
            <text:p text:style-name="P91">6 krat 5556</text:p>
            <text:p text:style-name="P91">aa</text:p>
            <text:p text:style-name="P91">bb</text:p>
            <text:p text:style-name="P91">cc</text:p>
          </table:table-cell>
        </table:table-row>
      </table:table>
      <text:p text:style-name="P25"><text:span text:style-name="T12"><text:tab/></text:span><text:span text:style-name="T16">Figure: </text:span><text:span text:style-name="T20">Dataset overview for the experiment of splitting long edges into smaller segments. Note that the number of images corresponds with the size of inputs for models.</text:span></text:p>
      <text:p text:style-name="P50"/>
      <text:p text:style-name="P26"><text:span text:style-name="T12">See table of Figure \ref[fig teto table] with a list of tested datasets. </text:span><text:span text:style-name="T17">When we choose to split long edges, we generate more smaller segments and from each of these segments even more images. Note that we count only valid segments, where there is imagery </text:span><text:span text:style-name="T18">data available and where we had a label in the initial dataset.</text:span></text:p>
      <text:p text:style-name="P51"/>
      <text:p text:style-name="P27"><text:span text:style-name="T12">We chose to run the experiment with dataset </text:span><text:span text:style-name="T23">5556x_markable_640x640</text:span><text:span text:style-name="T26"> </text:span><text:span text:style-name="T27">as </text:span><text:span text:style-name="T28">comparison of how models fared without long edge splitting.</text:span></text:p>
      <text:p text:style-name="P53"/>
      <text:p text:style-name="P54">For this experiment it again makes sense to test on the image only and mixed models as those are the ones affected by imagery data input.</text:p>
      <text:p text:style-name="P54"/>
      <text:p text:style-name="P54"><text:soft-page-break/></text:p>
      <text:p text:style-name="P108">(choose one)</text:p>
      <table:table table:name="Table3" table:style-name="Table3">
        <table:table-column table:style-name="Table3.A"/>
        <table:table-column table:style-name="Table3.B"/>
        <table:table-row>
          <table:table-cell table:style-name="Table3.A1" office:value-type="string">
            <text:p text:style-name="P94">Validation error in last epoch <text:span text:style-name="T11">A</text:span></text:p>
            <text:p text:style-name="P94">[] [] [] []</text:p>
            <text:p text:style-name="P94">box plots</text:p>
          </table:table-cell>
          <table:table-cell table:style-name="Table3.B1" table:number-rows-spanned="2" office:value-type="string">
            <text:p text:style-name="P93">Original </text:p>
            <text:p text:style-name="P93">min length 30m </text:p>
            <text:p text:style-name="P93">min length 20m </text:p>
            <text:p text:style-name="P93">min length 10m</text:p>
            <text:p text:style-name="P94">model: mixed</text:p>
          </table:table-cell>
        </table:table-row>
        <table:table-row>
          <table:table-cell table:style-name="Table3.A2" office:value-type="string">
            <text:p text:style-name="P94">Validation and training error <text:span text:style-name="T11">B</text:span></text:p>
            <text:p text:style-name="P94">[] [] [] []</text:p>
            <text:p text:style-name="P94">box plots</text:p>
          </table:table-cell>
          <table:covered-table-cell/>
        </table:table-row>
        <table:table-row>
          <table:table-cell table:style-name="Table3.A3" table:number-columns-spanned="2" office:value-type="string">
            <text:p text:style-name="P95">Figure <text:span text:style-name="T71">A</text:span>: <text:span text:style-name="T73">Comparison of the results of splitting long edges into smaller segments. The smaller the minimal edge length was, the more images were generated. Dataset </text:span><text:span text:style-name="T23">5556x_markable_640x640 </text:span><text:span text:style-name="T32">under the label </text:span><text:span text:style-name="T24">original </text:span><text:span text:style-name="T32">was used for comparison.</text:span></text:p>
            <text:p text:style-name="P88"/>
          </table:table-cell>
          <table:covered-table-cell/>
        </table:table-row>
      </table:table>
      <text:p text:style-name="P54"/>
      <table:table table:name="Table4" table:style-name="Table4">
        <table:table-column table:style-name="Table4.A"/>
        <table:table-row>
          <table:table-cell table:style-name="Table4.A1" office:value-type="string">
            <text:p text:style-name="P96">Only average</text:p>
            <text:p text:style-name="P96"><text:s text:c="11"/>[ iiii ]</text:p>
          </table:table-cell>
        </table:table-row>
        <table:table-row>
          <table:table-cell table:style-name="Table4.A2" office:value-type="string">
            <text:p text:style-name="P96">Figure <text:span text:style-name="T71">B</text:span>: <text:span text:style-name="T74">For better clarity we present only the averages of validation errors over the 10 runs of k-fold cross-validation with k=10.</text:span></text:p>
            <text:p text:style-name="P96"/>
          </table:table-cell>
        </table:table-row>
      </table:table>
      <text:p text:style-name="P54"/>
      <table:table table:name="Table5" table:style-name="Table5">
        <table:table-column table:style-name="Table5.A"/>
        <table:table-column table:style-name="Table5.B"/>
        <table:table-row>
          <table:table-cell table:style-name="Table5.A1" office:value-type="string">
            <text:p text:style-name="P98">original</text:p>
            <text:p text:style-name="P98">[]</text:p>
            <text:p text:style-name="P88"/>
          </table:table-cell>
          <table:table-cell table:style-name="Table5.B1" office:value-type="string">
            <text:p text:style-name="P98">a</text:p>
            <text:p text:style-name="P98">[]</text:p>
            <text:p text:style-name="P88"/>
          </table:table-cell>
        </table:table-row>
        <table:table-row>
          <table:table-cell table:style-name="Table5.A2" office:value-type="string">
            <text:p text:style-name="P98">b</text:p>
            <text:p text:style-name="P98">[]</text:p>
            <text:p text:style-name="P88"/>
          </table:table-cell>
          <table:table-cell table:style-name="Table5.B2" office:value-type="string">
            <text:p text:style-name="P98">c</text:p>
            <text:p text:style-name="P98">[]</text:p>
            <text:p text:style-name="P88"/>
          </table:table-cell>
        </table:table-row>
        <table:table-row>
          <table:table-cell table:style-name="Table5.B2" table:number-columns-spanned="2" office:value-type="string">
            <text:p text:style-name="P98">Figure <text:span text:style-name="T71">C</text:span>: <text:span text:style-name="T75">Overall illustration of the training process of three datasets which were enhanced by long edge splitting and an original dataset for reference.</text:span></text:p>
            <text:p text:style-name="P98"/>
          </table:table-cell>
          <table:covered-table-cell/>
        </table:table-row>
      </table:table>
      <text:p text:style-name="P54"/>
      <text:p text:style-name="P113">graphs/6.1.2._splitting_long_edges-minlen/fig1_boxplot_last.pdf</text:p>
      <text:p text:style-name="P115">graphs/6.1.2._splitting_long_edges-minlen/fig2_average_valerr.pdf</text:p>
      <text:p text:style-name="P114">graphs/6.1.2._splitting_long_edges-minlen/fig3_2x2comparison.pdf</text:p>
      <text:p text:style-name="P54"/>
      <text:p text:style-name="P56">We chose to present the detailed information about the progress of training in Figure \ref[figure C], which shows all four dataset variants alongside with its validation and training error.</text:p>
      <text:p text:style-name="P56"/>
      <text:p text:style-name="P28"><text:span text:style-name="T25">In </text:span><text:span text:style-name="T29">Figure \ref[figure B] we see the average validation errors plotted together in order to better compare their performances.</text:span></text:p>
      <text:p text:style-name="P57"/>
      <text:p text:style-name="P29"><text:span text:style-name="T29">L</text:span><text:span text:style-name="T25">astly in \ref[figure A] we can see comparison of all four datasets in their last epoch.</text:span></text:p>
      <text:p text:style-name="P58"/>
      <text:p text:style-name="P29"><text:span text:style-name="T25">Note that we also tested the image only model with the same experiment and the results are placed in \ref[</text:span><text:span text:style-name="T65">APPENDIX results overflow / splitting long edges – image model</text:span><text:span text:style-name="T25">].</text:span></text:p>
      <text:p text:style-name="P58"/>
      <text:p text:style-name="P58"/>
      <text:p text:style-name="P58"/>
      <text:p text:style-name="P58"/>
      <text:p text:style-name="P58"/>
      <text:p text:style-name="P58"/>
      <text:p text:style-name="P58"><text:soft-page-break/></text:p>
      <text:p text:style-name="P58"/>
      <text:p text:style-name="P116"/>
      <text:p text:style-name="P58"/>
      <text:p text:style-name="P17"><text:span text:style-name="T12">\</text:span><text:span text:style-name="T15">label</text:span><text:span text:style-name="T12">[</text:span><text:span text:style-name="T19">ch6_dataset_augmentation</text:span><text:span text:style-name="T12">]</text:span></text:p>
      <text:p text:style-name="P24"><text:span text:style-name="T25">6.1.</text:span><text:span text:style-name="T60">3</text:span><text:span text:style-name="T25">. </text:span><text:span text:style-name="T70">Dataset augmentation</text:span></text:p>
      <text:p text:style-name="P24"/>
      <table:table table:name="Table6" table:style-name="Table6">
        <table:table-column table:style-name="Table6.A"/>
        <table:table-column table:style-name="Table6.B"/>
        <table:table-row>
          <table:table-cell table:style-name="Table6.A1" office:value-type="string">
            <text:p text:style-name="P99"/>
            <text:p text:style-name="P99">Original dataset</text:p>
            <text:p text:style-name="P99">expanded</text:p>
            <text:p text:style-name="P99">expanded agressively</text:p>
          </table:table-cell>
          <table:table-cell table:style-name="Table6.B1" office:value-type="string">
            <text:p text:style-name="P99"># of images</text:p>
          </table:table-cell>
        </table:table-row>
        <table:table-row>
          <table:table-cell table:style-name="Table6.A2" table:number-columns-spanned="2" office:value-type="string">
            <text:p text:style-name="P99">Figure: <text:span text:style-name="T76">List of datasets used for the experiment of data augmentation with the number of valid images they contain.</text:span></text:p>
          </table:table-cell>
          <table:covered-table-cell/>
        </table:table-row>
      </table:table>
      <text:p text:style-name="P59"/>
      <text:p text:style-name="P15"><text:span text:style-name="T31">As was explained in </text:span><text:span text:style-name="T30">\</text:span><text:span text:style-name="T31">ref</text:span><text:span text:style-name="T91">code7b_data_aug</text:span><text:span text:style-name="T66"> </text:span><text:span text:style-name="T69">= novy kus za </text:span><text:span text:style-name="T90">ch4_data_augmentation</text:span><text:span text:style-name="T30">] </text:span><text:span text:style-name="T31">we chose two schemes for data augmentation which gives us three datasets to work with as listed by Figure \ref[the list above].</text:span></text:p>
      <text:p text:style-name="P60"/>
      <text:p text:style-name="P116">CAREFUL HERE</text:p>
      <table:table table:name="Table7" table:style-name="Table7">
        <table:table-column table:style-name="Table7.A"/>
        <table:table-row>
          <table:table-cell table:style-name="Table7.A1" office:value-type="string">
            <text:p text:style-name="P88"><text:s/>-</text:p>
            <text:p text:style-name="P88"><text:s/>-</text:p>
            <text:p text:style-name="P88"><text:s/>-</text:p>
          </table:table-cell>
        </table:table-row>
        <table:table-row>
          <table:table-cell table:style-name="Table7.A2" office:value-type="string">
            <text:p text:style-name="P100">Figure eee: <text:span text:style-name="T77">Comparison of the two augmented datasets with the original referential one. Expanded dataset used the transformations of image flipping and shifting. Aggressively expanded dataset used additional transformations of shear, scale and rotation.</text:span></text:p>
          </table:table-cell>
        </table:table-row>
      </table:table>
      <text:p text:style-name="P60"/>
      <text:p text:style-name="P60"/>
      <table:table table:name="Table8" table:style-name="Table8">
        <table:table-column table:style-name="Table8.A" table:number-columns-repeated="3"/>
        <table:table-row>
          <table:table-cell table:style-name="Table8.A1" office:value-type="string">
            <text:p text:style-name="P88"/>
            <text:p text:style-name="P88"><text:s/><text:span text:style-name="T72">[] []</text:span></text:p>
          </table:table-cell>
          <table:table-cell table:style-name="Table8.A1" office:value-type="string">
            <text:p text:style-name="P89"><text:s/></text:p>
            <text:p text:style-name="P100">[] []</text:p>
          </table:table-cell>
          <table:table-cell table:style-name="Table8.C1" office:value-type="string">
            <text:p text:style-name="P89"/>
            <text:p text:style-name="P89"><text:s/><text:span text:style-name="T72">[] []</text:span></text:p>
          </table:table-cell>
        </table:table-row>
        <table:table-row>
          <table:table-cell table:style-name="Table8.A2" table:number-columns-spanned="3" office:value-type="string">
            <text:p text:style-name="P100">Figure fff:</text:p>
          </table:table-cell>
          <table:covered-table-cell/>
          <table:covered-table-cell/>
        </table:table-row>
      </table:table>
      <text:p text:style-name="P60"/>
      <text:p text:style-name="P30"><text:span text:style-name="T31">F</text:span><text:span text:style-name="T25">igure \ref[figure eee] shows the evolution of validation error over the epochs, while Figure \ref[figure fff] shows the validation and training error distribution from k-fold cross-validation in its last epoch.</text:span></text:p>
      <text:p text:style-name="P61"/>
      <text:p text:style-name="P47">\label[ch6_model]</text:p>
      <text:p text:style-name="P6"><text:span text:style-name="T25">6.1. </text:span><text:span text:style-name="T33">Strategies employed in </text:span><text:span text:style-name="T34">model architecture</text:span></text:p>
      <text:p text:style-name="P62"/>
      <text:p text:style-name="P31"><text:span text:style-name="T34">W</text:span><text:span text:style-name="T25">e already could see changing behavior </text:span><text:span text:style-name="T35">of different model types interacting with differently generated datasets in </text:span><text:span text:style-name="T36">\</text:span><text:span text:style-name="T35">ref</text:span><text:span text:style-name="T36">[ch6_</text:span><text:span text:style-name="T35">dataset</text:span><text:span text:style-name="T36">], </text:span><text:span text:style-name="T37">but here we will focus directly on the changes of model architectures and their influence on performance.</text:span></text:p>
      <text:p text:style-name="P63"/>
      <text:p text:style-name="P32"><text:span text:style-name="T25">Note that </text:span><text:span text:style-name="T38">we will mostly use the datasets which showed promising results in </text:span><text:span text:style-name="T36">\</text:span><text:span text:style-name="T35">ref</text:span><text:span text:style-name="T36">[ch6_</text:span><text:span text:style-name="T35">dataset</text:span><text:span text:style-name="T36">] </text:span><text:span text:style-name="T38">ignoring those which lead to decrease of performance.</text:span></text:p>
      <text:p text:style-name="P64"/>
      <text:p text:style-name="P13"><text:span text:style-name="T38">W</text:span><text:span text:style-name="T61">hen using the mixed and image models, we are using an already existing base CNN model for feature transfer (see </text:span><text:span text:style-name="T62">\ref[</text:span><text:span text:style-name="T93">img_model]</text:span><text:span text:style-name="T61"> </text:span><text:span text:style-name="T62">and Figure </text:span><text:span text:style-name="T61">\ref[</text:span><text:span text:style-name="T92">19_base_top</text:span><text:span text:style-name="T61">]), so in the our first experiment in \ref[</text:span><text:span text:style-name="T39">ch6_model_base</text:span><text:span text:style-name="T61">] we will explore the possible types of used CNN models.</text:span></text:p>
      <text:p text:style-name="P65"/>
      <text:p text:style-name="P34"><text:soft-page-break/><text:span text:style-name="T25">In \ref[ch6_model_</text:span><text:span text:style-name="T40">versus</text:span><text:span text:style-name="T25">] we </text:span><text:span text:style-name="T40">will look into the comparison of performances of the three designed models – image only, OSM only and mixed model.</text:span></text:p>
      <text:p text:style-name="P66"/>
      <text:p text:style-name="P36"><text:span text:style-name="T40">I</text:span><text:span text:style-name="T25">n \ref[ch6_model_osm_wd] we will look at a OSM model specific setting of depth and width of the CNN design.</text:span></text:p>
      <text:p text:style-name="P67"/>
      <text:p text:style-name="P33"><text:span text:style-name="T25">\</text:span><text:span text:style-name="T42">label</text:span><text:span text:style-name="T25">[</text:span><text:span text:style-name="T39">ch6_model_base</text:span><text:span text:style-name="T25">]</text:span></text:p>
      <text:p text:style-name="P68">6.2.1. Different CNN base model for feature transfer</text:p>
      <text:p text:style-name="P68"/>
      <text:p text:style-name="P14"><text:span text:style-name="T63">As was mentioned in </text:span><text:span text:style-name="T64">Code </text:span><text:span text:style-name="T63">\ref[</text:span><text:span text:style-name="T94">code13_applications</text:span><text:span text:style-name="T63">], </text:span><text:span text:style-name="T41">Keras allows to use multiple pretrained models alongside with weights initiated from the ImageNet dataset.</text:span></text:p>
      <text:p text:style-name="P69"/>
      <table:table table:name="Table9" table:style-name="Table9">
        <table:table-column table:style-name="Table9.A"/>
        <table:table-row>
          <table:table-cell table:style-name="Table9.A1" office:value-type="string">
            <text:p text:style-name="P101">Iiiii</text:p>
            <text:p text:style-name="P101">avg validation error only of 5 models</text:p>
          </table:table-cell>
        </table:table-row>
        <table:table-row>
          <table:table-cell table:style-name="Table9.A2" office:value-type="string">
            <text:p text:style-name="P101">Figure: Illustration of five models in one graph. For better clarity we chose to show only the average validation error evolution over epochs. These were &lt;mixed&gt; models using different CNNs as their base.</text:p>
          </table:table-cell>
        </table:table-row>
      </table:table>
      <text:p text:style-name="P69"/>
      <text:p text:style-name="P37"><text:span text:style-name="T41">N</text:span><text:span text:style-name="T25">ote that these models have different number of parameters in their structure and therefore the whole evaluation of experiment can take different amount of time and exhibit different memory requirements.</text:span></text:p>
      <text:p text:style-name="P70"/>
      <text:p text:style-name="P71">(ps this could be in 4.3.1.1. where its about base model)</text:p>
      <table:table table:name="Table10" table:style-name="Table10">
        <table:table-column table:style-name="Table10.A"/>
        <table:table-column table:style-name="Table10.B"/>
        <table:table-row>
          <table:table-cell table:style-name="Table10.A1" office:value-type="string">
            <text:p text:style-name="P102">Mixed model with …</text:p>
            <text:p text:style-name="P102">resnet50</text:p>
            <text:p text:style-name="P102">vgg16</text:p>
            <text:p text:style-name="P102">vgg19</text:p>
            <text:p text:style-name="P102">inception v3</text:p>
            <text:p text:style-name="P102">xception</text:p>
          </table:table-cell>
          <table:table-cell table:style-name="Table10.B1" office:value-type="string">
            <text:p text:style-name="P102">Number of parameters</text:p>
            <text:p text:style-name="P102"/>
          </table:table-cell>
        </table:table-row>
        <table:table-row>
          <table:table-cell table:style-name="Table10.A2" table:number-columns-spanned="2" office:value-type="string">
            <text:p text:style-name="P103">Figure: <text:span text:style-name="T79">List of models available in Keras framework with the number of parameters the mixed model using it as its base CNN model will have.</text:span></text:p>
          </table:table-cell>
          <table:covered-table-cell/>
        </table:table-row>
      </table:table>
      <text:p text:style-name="P70"/>
      <text:p text:style-name="P35"><text:span text:style-name="T25">\</text:span><text:span text:style-name="T43">label</text:span><text:span text:style-name="T25">[ch6_model_</text:span><text:span text:style-name="T40">versus</text:span><text:span text:style-name="T25">] </text:span></text:p>
      <text:p text:style-name="P72">6.2.2. Model competition – image vs. OSM vs. mixed</text:p>
      <text:p text:style-name="P72"/>
      <text:p text:style-name="P38"><text:span text:style-name="T25">We have proposed three major CNN architecture schemes to build models – OSM only described in \ref[</text:span><text:span text:style-name="T44">osm_model</text:span><text:span text:style-name="T25">] </text:span><text:span text:style-name="T44">and build with Keras by Code \ref[</text:span><text:span text:style-name="T45">code12_osm_model</text:span><text:span text:style-name="T44">], image only described in \ref[img_model] and in Code \ref[</text:span><text:span text:style-name="T45">code14_feature_cooking_img_model</text:span><text:span text:style-name="T44">] and finally the mixed model described in \ref[mix_model] and build by Code \ref[</text:span><text:span text:style-name="T45">code15_mix_model</text:span><text:span text:style-name="T44">].</text:span></text:p>
      <text:p text:style-name="P73"/>
      <text:p text:style-name="P39"><text:span text:style-name="T44">W</text:span><text:span text:style-name="T25">e chose one dataset to compare these three models on. We use the default setting for building these models.</text:span></text:p>
      <text:p text:style-name="P74"/>
      <table:table table:name="Table11" table:style-name="Table11">
        <table:table-column table:style-name="Table11.A"/>
        <table:table-row>
          <table:table-cell table:style-name="Table11.A1" office:value-type="string">
            <text:p text:style-name="P104"><text:s/>-</text:p>
            <text:p text:style-name="P104"><text:s/>-</text:p>
            <text:p text:style-name="P104"><text:s/>-</text:p>
          </table:table-cell>
        </table:table-row>
        <table:table-row>
          <table:table-cell table:style-name="Table11.A2" office:value-type="string">
            <text:p text:style-name="P105">Figure aaa: </text:p>
          </table:table-cell>
        </table:table-row>
      </table:table>
      <text:p text:style-name="P74"/>
      <text:p text:style-name="P117">CAREFUL HERE<text:span text:style-name="T98">&gt;</text:span></text:p>
      <table:table table:name="Table12" table:style-name="Table12">
        <table:table-column table:style-name="Table12.A" table:number-columns-repeated="3"/>
        <text:soft-page-break/>
        <table:table-row>
          <table:table-cell table:style-name="Table12.A1" office:value-type="string">
            <text:p text:style-name="P106"/>
            <text:p text:style-name="P107">[] []</text:p>
          </table:table-cell>
          <table:table-cell table:style-name="Table12.A1" office:value-type="string">
            <text:p text:style-name="P88"/>
            <text:p text:style-name="P107">[] []</text:p>
          </table:table-cell>
          <table:table-cell table:style-name="Table12.C1" office:value-type="string">
            <text:p text:style-name="P88"><text:s text:c="25"/><text:span text:style-name="T80">Last</text:span></text:p>
            <text:p text:style-name="P107">[] [] </text:p>
          </table:table-cell>
        </table:table-row>
        <table:table-row>
          <table:table-cell table:style-name="Table12.A2" table:number-columns-spanned="3" office:value-type="string">
            <text:p text:style-name="P107">Figure bbbb: </text:p>
          </table:table-cell>
          <table:covered-table-cell/>
          <table:covered-table-cell/>
        </table:table-row>
      </table:table>
      <text:p text:style-name="P75"/>
      <text:p text:style-name="P75"/>
      <text:p text:style-name="P75"/>
      <table:table table:name="Table13" table:style-name="Table13">
        <table:table-column table:style-name="Table13.A" table:number-columns-repeated="3"/>
        <table:table-row>
          <table:table-cell table:style-name="Table13.A1" office:value-type="string">
            <text:p text:style-name="P107"/>
            <text:p text:style-name="P107">[]</text:p>
          </table:table-cell>
          <table:table-cell table:style-name="Table13.A1" office:value-type="string">
            <text:p text:style-name="P90"/>
            <text:p text:style-name="P107">[]</text:p>
          </table:table-cell>
          <table:table-cell table:style-name="Table13.C1" office:value-type="string">
            <text:p text:style-name="P90"><text:s text:c="25"/><text:span text:style-name="T80">Best</text:span></text:p>
            <text:p text:style-name="P107">[] </text:p>
          </table:table-cell>
        </table:table-row>
        <table:table-row>
          <table:table-cell table:style-name="Table13.A2" table:number-columns-spanned="3" office:value-type="string">
            <text:p text:style-name="P107">Figure cccc: </text:p>
          </table:table-cell>
          <table:covered-table-cell/>
          <table:covered-table-cell/>
        </table:table-row>
      </table:table>
      <text:p text:style-name="P76"/>
      <text:p text:style-name="P40"><text:span text:style-name="T25">See Figure \ref[figure aaa] for high level view of evolution of each models performance over time of epochs. For detailed view of models state in the final epoch see \ref[figure bbbb]. </text:span><text:span text:style-name="T46">To be fair for evaluating the models, we also look at Figure \ref[figure cccc] comparing the best performance of each model when just looking at its validation error. </text:span><text:span text:style-name="T47">Note that the exact epoch when the model performed the best can be different for these three models.</text:span></text:p>
      <text:p text:style-name="P77"/>
      <text:p text:style-name="P41">\label[<text:span text:style-name="T48">ch6_model_osm_wd</text:span><text:span text:style-name="T25">]</text:span></text:p>
      <text:p text:style-name="P78">6.2.3. OSM specific – width and depth</text:p>
      <text:p text:style-name="P78"/>
      <text:p text:style-name="P42"><text:span text:style-name="T25">This experiment focuses on the performance of OSM model (see </text:span><text:span text:style-name="T49">\ref[</text:span><text:span text:style-name="T44">osm_model</text:span><text:span text:style-name="T49">]</text:span><text:span text:style-name="T25">) in different settings of its width and depth. See Figure \ref[</text:span><text:span text:style-name="T50">18_osm_model</text:span><text:span text:style-name="T25">], </text:span><text:span text:style-name="T50">where we can see what these two parameters influence. </text:span><text:span text:style-name="T51">Note that by increasing width, we are setting the same width for all layers and that there are possible unexplored architectures of models with variable width in different depths (imagine for example a model with first layer wide 128 neurons </text:span><text:span text:style-name="T52">and second and third layer 32 neurons wide</text:span><text:span text:style-name="T51">).</text:span></text:p>
      <text:p text:style-name="P79"/>
      <text:p text:style-name="P43"><text:span text:style-name="T51">W</text:span><text:span text:style-name="T25">e are trying values of (1, 2, 3, 4) for depth and (32, 64, 128, 256) for width. We have a grid of 4x4 possible combinations plotted </text:span><text:span text:style-name="T53">in Figure \ref[bellow]</text:span><text:span text:style-name="T25"> with just their validation error in last epoch shown.</text:span></text:p>
      <text:p text:style-name="P80"/>
      <table:table table:name="Table14" table:style-name="Table14">
        <table:table-column table:style-name="Table14.A" table:number-columns-repeated="3"/>
        <table:table-column table:style-name="Table14.D"/>
        <table:table-row>
          <table:table-cell table:style-name="Table14.A1" office:value-type="string">
            <text:p text:style-name="P88"/>
          </table:table-cell>
          <table:table-cell table:style-name="Table14.A1" office:value-type="string">
            <text:p text:style-name="P88"/>
          </table:table-cell>
          <table:table-cell table:style-name="Table14.A1" office:value-type="string">
            <text:p text:style-name="P88"/>
          </table:table-cell>
          <table:table-cell table:style-name="Table14.D1" office:value-type="string">
            <text:p text:style-name="P88"/>
          </table:table-cell>
        </table:table-row>
        <table:table-row>
          <table:table-cell table:style-name="Table14.A2" office:value-type="string">
            <text:p text:style-name="P88"/>
          </table:table-cell>
          <table:table-cell table:style-name="Table14.A2" office:value-type="string">
            <text:p text:style-name="P88"/>
          </table:table-cell>
          <table:table-cell table:style-name="Table14.A2" office:value-type="string">
            <text:p text:style-name="P88"/>
          </table:table-cell>
          <table:table-cell table:style-name="Table14.D2" office:value-type="string">
            <text:p text:style-name="P88"/>
          </table:table-cell>
        </table:table-row>
        <table:table-row>
          <table:table-cell table:style-name="Table14.A2" office:value-type="string">
            <text:p text:style-name="P88"/>
          </table:table-cell>
          <table:table-cell table:style-name="Table14.A2" office:value-type="string">
            <text:p text:style-name="P88"/>
          </table:table-cell>
          <table:table-cell table:style-name="Table14.A2" office:value-type="string">
            <text:p text:style-name="P88"/>
          </table:table-cell>
          <table:table-cell table:style-name="Table14.D2" office:value-type="string">
            <text:p text:style-name="P88"/>
          </table:table-cell>
        </table:table-row>
        <table:table-row>
          <table:table-cell table:style-name="Table14.A2" office:value-type="string">
            <text:p text:style-name="P88"/>
          </table:table-cell>
          <table:table-cell table:style-name="Table14.A2" office:value-type="string">
            <text:p text:style-name="P88"/>
          </table:table-cell>
          <table:table-cell table:style-name="Table14.A2" office:value-type="string">
            <text:p text:style-name="P88"/>
          </table:table-cell>
          <table:table-cell table:style-name="Table14.D2" office:value-type="string">
            <text:p text:style-name="P88"/>
          </table:table-cell>
        </table:table-row>
        <table:table-row>
          <table:table-cell table:style-name="Table14.D2" table:number-columns-spanned="4" office:value-type="string">
            <text:p text:style-name="P109">Figure <text:span text:style-name="T53">bellow</text:span>: </text:p>
          </table:table-cell>
          <table:covered-table-cell/>
          <table:covered-table-cell/>
          <table:covered-table-cell/>
        </table:table-row>
      </table:table>
      <text:p text:style-name="P80"/>
      <text:p text:style-name="P44"><text:span text:style-name="T25">We chose to display a cut of this table with fixed value of depth to 2 and variable width in Figure </text:span><text:span text:style-name="T54">\ref[figure wawawwa] which follows also their performance over epochs.</text:span></text:p>
      <text:p text:style-name="P81"/>
      <text:p text:style-name="P55"/>
      <table:table table:name="Table15" table:style-name="Table15">
        <table:table-column table:style-name="Table15.A"/>
        <table:table-row>
          <table:table-cell table:style-name="Table15.A1" office:value-type="string">
            <text:p text:style-name="P97">Only average <text:span text:style-name="T84">for 4 models as a cut</text:span></text:p>
            <text:p text:style-name="P97"><text:s text:c="11"/>[ iiii ]</text:p>
          </table:table-cell>
        </table:table-row>
        <table:table-row>
          <table:table-cell table:style-name="Table15.A2" office:value-type="string">
            <text:p text:style-name="P97">Figure <text:span text:style-name="T83">wawawawa</text:span>: </text:p>
            <text:p text:style-name="P110">fixed a and variable b</text:p>
          </table:table-cell>
        </table:table-row>
      </table:table>
      <text:p text:style-name="P55"/>
      <text:p text:style-name="P84"><text:span text:style-name="T25">For more combinations see </text:span><text:span text:style-name="T56">section</text:span><text:span text:style-name="T25"> </text:span><text:span text:style-name="T55">\ref[</text:span><text:span text:style-name="T67">APPENDIX results overflow / </text:span><text:span text:style-name="T68">model osm variable width depth</text:span><text:span text:style-name="T67">]</text:span><text:span text:style-name="T55"> </text:span><text:span text:style-name="T56">in Appendix, </text:span><text:span text:style-name="T57">where are other cuts (with one attribute fixed while the other one variable) available.</text:span></text:p>
      <text:p text:style-name="P82"><text:soft-page-break/></text:p>
      <text:p text:style-name="P9"><text:span text:style-name="T36">\</text:span><text:span text:style-name="T59">label</text:span><text:span text:style-name="T36">[</text:span>ch6_overall<text:span text:style-name="T36">]</text:span></text:p>
      <text:p text:style-name="P45"><text:span text:style-name="T57">6.</text:span><text:span text:style-name="T58">3. Detailed results of one model and dataset combination</text:span></text:p>
      <text:p text:style-name="P83"/>
      <text:p text:style-name="P83">…. we will se what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5:09:29.759137251</meta:creation-date>
    <meta:generator>LibreOffice/5.1.6.2$Linux_X86_64 LibreOffice_project/10m0$Build-2</meta:generator>
    <dc:date>2017-06-25T13:05:01.549765469</dc:date>
    <meta:editing-duration>PT6H47M31S</meta:editing-duration>
    <meta:editing-cycles>133</meta:editing-cycles>
    <meta:document-statistic meta:table-count="15" meta:image-count="0" meta:object-count="0" meta:page-count="7" meta:paragraph-count="154" meta:word-count="1872" meta:character-count="11999" meta:non-whitespace-character-count="10181"/>
  </office:meta>
</office:document-meta>
</file>